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5cm"/>
    </style:style>
    <style:style style:name="co2" style:family="table-column">
      <style:table-column-properties fo:break-before="auto" style:column-width="17.584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03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182cm" fo:break-before="auto" style:use-optimal-row-height="true"/>
    </style:style>
    <style:style style:name="ta1" style:family="table" style:master-page-name="Foglio1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0.99pt solid #ffffff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0.99pt solid #ffffff" style:rotation-angle="0" style:rotation-align="none" style:shrink-to-fit="false" fo:border-top="0.99pt solid #000000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bold"/>
      <style:map style:condition="is-true-formula((MOD(ROW();2)=0))" style:apply-style-name="Gnumeric-1" style:base-cell-address="Foglio1.A6"/>
    </style:style>
    <style:style style:name="ce3" style:family="table-cell" style:parent-style-name="Default">
      <style:table-cell-properties style:glyph-orientation-vertical="auto" fo:border-bottom="0.99pt solid #ffffff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0.99pt solid #ffffff" style:rotation-angle="0" style:rotation-align="none" style:shrink-to-fit="false" fo:border-top="0.99pt solid #ffffff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  <style:map style:condition="is-true-formula((MOD(ROW();2)=0))" style:apply-style-name="Gnumeric-2" style:base-cell-address="Foglio1.A7"/>
    </style:style>
    <style:style style:name="ce4" style:family="table-cell" style:parent-style-name="Default">
      <style:table-cell-properties style:glyph-orientation-vertical="auto" fo:border-bottom="0.99pt solid #ffffff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0.99pt solid #ffffff" style:rotation-angle="0" style:rotation-align="none" style:shrink-to-fit="false" fo:border-top="0.99pt solid #ffffff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  <style:map style:condition="is-true-formula((MOD(ROW();2)=0))" style:apply-style-name="Gnumeric-2" style:base-cell-address="Foglio1.A7"/>
    </style:style>
    <style:style style:name="ce5" style:family="table-cell" style:parent-style-name="Default">
      <style:table-cell-properties style:glyph-orientation-vertical="auto" fo:border-bottom="0.99pt solid #ffffff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0.99pt solid #ffffff" style:rotation-angle="0" style:rotation-align="none" style:shrink-to-fit="false" fo:border-top="0.99pt solid #ffffff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  <style:map style:condition="is-true-formula((MOD(ROW();2)=0))" style:apply-style-name="Gnumeric-2" style:base-cell-address="Foglio1.A15"/>
    </style:style>
    <style:style style:name="ce6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0.99pt solid #ffffff" style:rotation-angle="0" style:rotation-align="none" style:shrink-to-fit="false" fo:border-top="0.99pt solid #ffffff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  <style:map style:condition="is-true-formula((MOD(ROW();2)=0))" style:apply-style-name="Gnumeric-2" style:base-cell-address="Foglio1.A56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" style:family="table-cell" style:parent-style-name="Default">
      <style:table-cell-properties style:glyph-orientation-vertical="auto" fo:border-bottom="0.99pt solid #ffffff" style:cell-protect="protected" style:print-content="true" style:diagonal-bl-tr="none" style:diagonal-tl-br="none" style:text-align-source="value-type" style:repeat-content="false" fo:background-color="transparent" fo:wrap-option="wrap" fo:border-left="0.99pt solid #ffffff" fo:border-right="0.99pt solid #ffffff" style:rotation-angle="0" style:rotation-align="none" style:shrink-to-fit="false" fo:border-top="0.99pt solid #000000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bold"/>
      <style:map style:condition="is-true-formula((MOD(ROW();2)=0))" style:apply-style-name="Gnumeric-2" style:base-cell-address="Foglio1.B6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ffffff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  <style:map style:condition="is-true-formula((MOD(ROW();2)=0))" style:apply-style-name="Gnumeric-2" style:base-cell-address="Foglio1.B7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ffffff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  <style:map style:condition="is-true-formula((MOD(ROW();2)=0))" style:apply-style-name="Gnumeric-2" style:base-cell-address="Foglio1.B7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ffffff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  <style:map style:condition="is-true-formula((MOD(ROW();2)=0))" style:apply-style-name="Gnumeric-2" style:base-cell-address="Foglio1.B15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ffffff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  <style:map style:condition="is-true-formula((MOD(ROW();2)=0))" style:apply-style-name="Gnumeric-2" style:base-cell-address="Foglio1.B36"/>
    </style:style>
    <style:style style:name="ce13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0.99pt solid #ffffff" fo:border-right="0.99pt solid #ffffff" style:rotation-angle="0" style:rotation-align="none" style:shrink-to-fit="false" fo:border-top="0.99pt solid #ffffff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  <style:map style:condition="is-true-formula((MOD(ROW();2)=0))" style:apply-style-name="Gnumeric-2" style:base-cell-address="Foglio1.B56"/>
    </style:style>
    <style:style style:name="ce14" style:family="table-cell" style:parent-style-name="Default">
      <style:table-cell-properties style:glyph-orientation-vertical="auto" fo:border-bottom="0.99pt solid #ffffff" style:cell-protect="protected" style:print-content="true" style:diagonal-bl-tr="none" style:diagonal-tl-br="none" style:text-align-source="value-type" style:repeat-content="false" fo:background-color="transparent" fo:wrap-option="wrap" fo:border-left="0.99pt solid #ffffff" fo:border-right="0.99pt solid #000000" style:rotation-angle="0" style:rotation-align="none" style:shrink-to-fit="false" fo:border-top="0.99pt solid #000000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bold"/>
      <style:map style:condition="is-true-formula((MOD(ROW();2)=0))" style:apply-style-name="Gnumeric-2" style:base-cell-address="Foglio1.C6"/>
    </style:style>
    <style:style style:name="ce15" style:family="table-cell" style:parent-style-name="Default">
      <style:table-cell-properties style:glyph-orientation-vertical="auto" fo:border-bottom="0.99pt solid #ffffff" style:cell-protect="protected" style:print-content="true" style:diagonal-bl-tr="none" style:diagonal-tl-br="none" style:text-align-source="value-type" style:repeat-content="false" fo:background-color="transparent" fo:wrap-option="wrap" fo:border-left="0.99pt solid #ffffff" fo:border-right="0.99pt solid #000000" style:rotation-angle="0" style:rotation-align="none" style:shrink-to-fit="false" fo:border-top="0.99pt solid #ffffff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  <style:map style:condition="is-true-formula((MOD(ROW();2)=0))" style:apply-style-name="Gnumeric-2" style:base-cell-address="Foglio1.C7"/>
    </style:style>
    <style:style style:name="ce16" style:family="table-cell" style:parent-style-name="Default">
      <style:table-cell-properties style:glyph-orientation-vertical="auto" fo:border-bottom="0.99pt solid #ffffff" style:cell-protect="protected" style:print-content="true" style:diagonal-bl-tr="none" style:diagonal-tl-br="none" style:text-align-source="value-type" style:repeat-content="false" fo:background-color="transparent" fo:wrap-option="wrap" fo:border-left="0.99pt solid #ffffff" fo:border-right="0.99pt solid #000000" style:rotation-angle="0" style:rotation-align="none" style:shrink-to-fit="false" fo:border-top="0.99pt solid #ffffff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  <style:map style:condition="is-true-formula((MOD(ROW();2)=0))" style:apply-style-name="Gnumeric-2" style:base-cell-address="Foglio1.C7"/>
    </style:style>
    <style:style style:name="ce17" style:family="table-cell" style:parent-style-name="Default">
      <style:table-cell-properties style:glyph-orientation-vertical="auto" fo:border-bottom="0.99pt solid #ffffff" style:cell-protect="protected" style:print-content="true" style:diagonal-bl-tr="none" style:diagonal-tl-br="none" style:text-align-source="value-type" style:repeat-content="false" fo:background-color="transparent" fo:wrap-option="wrap" fo:border-left="0.99pt solid #ffffff" fo:border-right="0.99pt solid #000000" style:rotation-angle="0" style:rotation-align="none" style:shrink-to-fit="false" fo:border-top="0.99pt solid #ffffff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  <style:map style:condition="is-true-formula((MOD(ROW();2)=0))" style:apply-style-name="Gnumeric-2" style:base-cell-address="Foglio1.C15"/>
    </style:style>
    <style:style style:name="ce18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0.99pt solid #ffffff" fo:border-right="0.99pt solid #000000" style:rotation-angle="0" style:rotation-align="none" style:shrink-to-fit="false" fo:border-top="0.99pt solid #ffffff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  <style:map style:condition="is-true-formula((MOD(ROW();2)=0))" style:apply-style-name="Gnumeric-2" style:base-cell-address="Foglio1.C56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5" table:default-cell-style-name="Default"/>
        <table:table-row table:style-name="ro1">
          <table:table-cell table:style-name="ce1" office:value-type="string" calcext:value-type="string">
            <text:p>A team</text:p>
          </table:table-cell>
          <table:table-cell table:style-name="ce7" office:value-type="string" calcext:value-type="string" table:number-columns-spanned="1" table:number-rows-spanned="4">
            <text:p>Glossario</text:p>
          </table:table-cell>
          <table:table-cell table:style-name="Gnumeric-default" table:number-columns-repeated="126"/>
        </table:table-row>
        <table:table-row table:style-name="ro1">
          <table:table-cell table:style-name="Gnumeric-default" office:value-type="string" calcext:value-type="string">
            <text:p>Bono Alessandro</text:p>
          </table:table-cell>
          <table:covered-table-cell/>
          <table:table-cell table:style-name="Gnumeric-default" table:number-columns-repeated="126"/>
        </table:table-row>
        <table:table-row table:style-name="ro1">
          <table:table-cell table:style-name="Gnumeric-default" office:value-type="string" calcext:value-type="string">
            <text:p>Cerrato Mattia</text:p>
          </table:table-cell>
          <table:covered-table-cell/>
          <table:table-cell table:style-name="Gnumeric-default" table:number-columns-repeated="126"/>
        </table:table-row>
        <table:table-row table:style-name="ro1">
          <table:table-cell table:style-name="Gnumeric-default" office:value-type="string" calcext:value-type="string">
            <text:p>Vinci Mattia</text:p>
          </table:table-cell>
          <table:covered-table-cell/>
          <table:table-cell table:style-name="Gnumeric-default" table:number-columns-repeated="126"/>
        </table:table-row>
        <table:table-row table:style-name="ro1">
          <table:table-cell table:number-columns-repeated="128"/>
        </table:table-row>
        <table:table-row table:style-name="ro2">
          <table:table-cell table:style-name="ce2" office:value-type="string" calcext:value-type="string">
            <text:p>Nomi</text:p>
          </table:table-cell>
          <table:table-cell table:style-name="ce8" office:value-type="string" calcext:value-type="string">
            <text:p>Definizione</text:p>
          </table:table-cell>
          <table:table-cell table:style-name="ce14" office:value-type="string" calcext:value-type="string">
            <text:p>Sinonimi</text:p>
          </table:table-cell>
          <table:table-cell table:style-name="Gnumeric-default" table:number-columns-repeated="125"/>
        </table:table-row>
        <table:table-row table:style-name="ro3">
          <table:table-cell table:style-name="ce3" office:value-type="string" calcext:value-type="string">
            <text:p>albero delle ipotesi</text:p>
          </table:table-cell>
          <table:table-cell table:style-name="ce9" office:value-type="string" calcext:value-type="string">
            <text:p>struttura che mantiene il susseguirsi di assunzioni e scelte fatte durante il processo di analisi crittografica</text:p>
          </table:table-cell>
          <table:table-cell table:style-name="ce15"/>
          <table:table-cell table:style-name="Gnumeric-default" table:number-columns-repeated="125"/>
        </table:table-row>
        <table:table-row table:style-name="ro3">
          <table:table-cell table:style-name="ce4" office:value-type="string" calcext:value-type="string">
            <text:p>analisi crittografica</text:p>
          </table:table-cell>
          <table:table-cell table:style-name="ce10" office:value-type="string" calcext:value-type="string">
            <text:p>processo in cui la spia/analista ricerca pattern/schemi nel testo crittografato con l'obiettivo di violare il messaggio, eventualmente con l'aiuto di altri strumenti</text:p>
          </table:table-cell>
          <table:table-cell table:style-name="ce16"/>
          <table:table-cell table:style-name="Gnumeric-default" table:number-columns-repeated="125"/>
        </table:table-row>
        <table:table-row table:style-name="ro3">
          <table:table-cell table:style-name="ce4" office:value-type="string" calcext:value-type="string">
            <text:p>analisi delle frequenze</text:p>
          </table:table-cell>
          <table:table-cell table:style-name="ce10" office:value-type="string" calcext:value-type="string">
            <text:p>strumento con il quale si valuta quante volte un certo pattern (uno o più caratteri) ricorre nel messaggio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 calcext:value-type="string">
            <text:p>analista</text:p>
          </table:table-cell>
          <table:table-cell table:style-name="ce10" office:value-type="string" calcext:value-type="string">
            <text:p>agente che effettua l'analisi crittografica e si dedica a violare i messaggi</text:p>
          </table:table-cell>
          <table:table-cell table:style-name="ce16" office:value-type="string" calcext:value-type="string">
            <text:p>spia</text:p>
          </table:table-cell>
          <table:table-cell table:style-name="Gnumeric-default" table:number-columns-repeated="125"/>
        </table:table-row>
        <table:table-row table:style-name="ro2">
          <table:table-cell table:style-name="ce4" office:value-type="string" calcext:value-type="string">
            <text:p>area di lavoro</text:p>
          </table:table-cell>
          <table:table-cell table:style-name="ce10" office:value-type="string" calcext:value-type="string">
            <text:p>insieme di messaggi già scambiati, in corso di decodifica e già decodificati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 calcext:value-type="string">
            <text:p>assunzione</text:p>
          </table:table-cell>
          <table:table-cell table:style-name="ce10" office:value-type="string" calcext:value-type="string">
            <text:p>singola associazione lettera-lettera nella funzione crittografica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 calcext:value-type="string">
            <text:p>autenticazione</text:p>
          </table:table-cell>
          <table:table-cell table:style-name="ce10" office:value-type="string" calcext:value-type="string">
            <text:p>processo utile ad assegnare a ogni utente la sua area di lavoro</text:p>
          </table:table-cell>
          <table:table-cell table:style-name="ce16" office:value-type="string" calcext:value-type="string">
            <text:p>login</text:p>
          </table:table-cell>
          <table:table-cell table:style-name="Gnumeric-default" table:number-columns-repeated="125"/>
        </table:table-row>
        <table:table-row table:style-name="ro2">
          <table:table-cell table:style-name="ce4" office:value-type="string" calcext:value-type="string">
            <text:p>brano</text:p>
          </table:table-cell>
          <table:table-cell table:style-name="ce10" office:value-type="string" calcext:value-type="string">
            <text:p>testo creato dal coordinatore per essere usato dagli analisti nella fase di sfida</text:p>
          </table:table-cell>
          <table:table-cell table:style-name="ce16"/>
          <table:table-cell table:style-name="Gnumeric-default" table:number-columns-repeated="125"/>
        </table:table-row>
        <table:table-row table:style-name="ro3">
          <table:table-cell table:style-name="ce5" office:value-type="string" calcext:value-type="string">
            <text:p>bozza</text:p>
          </table:table-cell>
          <table:table-cell table:style-name="ce11" office:value-type="string" calcext:value-type="string">
            <text:p>messaggio in stato di composizione da parte del mittente ma non ancora terminato e presente nella casella delle bozze</text:p>
          </table:table-cell>
          <table:table-cell table:style-name="ce17"/>
          <table:table-cell table:style-name="Gnumeric-default" table:number-columns-repeated="125"/>
        </table:table-row>
        <table:table-row table:style-name="ro2">
          <table:table-cell table:style-name="ce5" office:value-type="string" calcext:value-type="string">
            <text:p>caselle</text:p>
          </table:table-cell>
          <table:table-cell table:style-name="ce11" office:value-type="string" calcext:value-type="string">
            <text:p>diverse caselle che contengono i diversi tipi di messaggi: inviati, ricevuti e bozze.</text:p>
          </table:table-cell>
          <table:table-cell table:style-name="ce17"/>
          <table:table-cell table:style-name="Gnumeric-default" table:number-columns-repeated="125"/>
        </table:table-row>
        <table:table-row table:style-name="ro3">
          <table:table-cell table:style-name="ce4" office:value-type="string" calcext:value-type="string">
            <text:p>chiave</text:p>
          </table:table-cell>
          <table:table-cell table:style-name="ce10" office:value-type="string" calcext:value-type="string">
            <text:p>elemento segreto condiviso da due agenti (mittente e destinatario) prima di uno scambio di messaggi, necessaria alla cifratura e alla decifratura e vincolata al metodo scelto</text:p>
          </table:table-cell>
          <table:table-cell table:style-name="ce16" office:value-type="string" calcext:value-type="string">
            <text:p>parola chiave</text:p>
          </table:table-cell>
          <table:table-cell table:style-name="Gnumeric-default" table:number-columns-repeated="125"/>
        </table:table-row>
        <table:table-row table:style-name="ro4">
          <table:table-cell table:style-name="ce4" office:value-type="string" calcext:value-type="string">
            <text:p>cifratura di Cesare</text:p>
          </table:table-cell>
          <table:table-cell table:style-name="ce10" office:value-type="string" calcext:value-type="string">
            <text:p>un sistema di cifratura a sostituzione monoalfabetica in cui ogni lettera del testo originale viene sostituita con un'altra lettera dello stesso alfabeto, la quale si trova a distanza di un certo numero di posizioni dopo all'interno dell'alfabeto. tale distanza costituisce la chiave del sistema</text:p>
          </table:table-cell>
          <table:table-cell table:style-name="ce16"/>
          <table:table-cell table:style-name="Gnumeric-default" table:number-columns-repeated="125"/>
        </table:table-row>
        <table:table-row table:style-name="ro4">
          <table:table-cell table:style-name="ce5" office:value-type="string" calcext:value-type="string">
            <text:p>cifratura keyword</text:p>
          </table:table-cell>
          <table:table-cell table:style-name="ce11" office:value-type="string" calcext:value-type="string">
            <text:p>sistema di cifratura in cui la chiave è composta da una parola da cui viene calcolata la mappatura.</text:p>
          </table:table-cell>
          <table:table-cell table:style-name="ce17"/>
          <table:table-cell table:style-name="Gnumeric-default" table:number-columns-repeated="125"/>
        </table:table-row>
        <table:table-row table:style-name="ro3">
          <table:table-cell table:style-name="ce4" office:value-type="string" calcext:value-type="string">
            <text:p>cifratura pseudocasuale</text:p>
          </table:table-cell>
          <table:table-cell table:style-name="ce10" office:value-type="string" calcext:value-type="string">
            <text:p>sistema in cui la mappatura dei caratteri è scelta casualmente tramite un generatore di numeri casuali. La chiave è il seme iniziale del generatore.</text:p>
          </table:table-cell>
          <table:table-cell table:style-name="ce16"/>
          <table:table-cell table:style-name="Gnumeric-default" table:number-columns-repeated="125"/>
        </table:table-row>
        <table:table-row table:style-name="ro3">
          <table:table-cell table:style-name="ce4" office:value-type="string" calcext:value-type="string">
            <text:p>composizione messaggio</text:p>
          </table:table-cell>
          <table:table-cell table:style-name="ce10" office:value-type="string" calcext:value-type="string">
            <text:p>scrittura del messaggio, che dovrà essere crittografato e spedito, compiuta dal mittente.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 calcext:value-type="string">
            <text:p>coordinatore</text:p>
          </table:table-cell>
          <table:table-cell table:style-name="ce10" office:value-type="string" calcext:value-type="string">
            <text:p>Fornisce nuovi brani per le sfide dei giocatori</text:p>
          </table:table-cell>
          <table:table-cell table:style-name="ce16" office:value-type="string" calcext:value-type="string">
            <text:p>insegnante</text:p>
          </table:table-cell>
          <table:table-cell table:style-name="Gnumeric-default" table:number-columns-repeated="125"/>
        </table:table-row>
        <table:table-row table:style-name="ro2">
          <table:table-cell table:style-name="ce5" office:value-type="string" calcext:value-type="string">
            <text:p>creatore</text:p>
          </table:table-cell>
          <table:table-cell table:style-name="ce11" office:value-type="string" calcext:value-type="string">
            <text:p>creatore del sistema di cifratura</text:p>
          </table:table-cell>
          <table:table-cell table:style-name="ce17"/>
          <table:table-cell table:style-name="Gnumeric-default" table:number-columns-repeated="125"/>
        </table:table-row>
        <table:table-row table:style-name="ro3">
          <table:table-cell table:style-name="ce4" office:value-type="string" calcext:value-type="string">
            <text:p>decifrare</text:p>
          </table:table-cell>
          <table:table-cell table:style-name="ce10" office:value-type="string" calcext:value-type="string">
            <text:p>azione del destinatario che consiste nel riportare un messaggio cifrato alla sua forma in chiaro, essendo a conoscenza della chiave e del metodo di cifratura utilizzato dal mittente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 calcext:value-type="string">
            <text:p>destinatario</text:p>
          </table:table-cell>
          <table:table-cell table:style-name="ce10" office:value-type="string" calcext:value-type="string">
            <text:p>agente che riceve un messaggio cifrato e, conoscendo la chiave, ha la capacità di decifrarlo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 calcext:value-type="string">
            <text:p>difficoltà</text:p>
          </table:table-cell>
          <table:table-cell table:style-name="ce10" office:value-type="string" calcext:value-type="string">
            <text:p>diverse quantità di informazioni disponibili riguardo un dato brano (all'interno di una sfida)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 calcext:value-type="string">
            <text:p>esercizi di analisi</text:p>
          </table:table-cell>
          <table:table-cell table:style-name="ce10" office:value-type="string" calcext:value-type="string">
            <text:p>serie di diverse analisi crittografiche guidate dal sistema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 calcext:value-type="string">
            <text:p>giocatore</text:p>
          </table:table-cell>
          <table:table-cell table:style-name="ce10" office:value-type="string" calcext:value-type="string">
            <text:p>partecipante alle sfide</text:p>
          </table:table-cell>
          <table:table-cell table:style-name="ce16"/>
          <table:table-cell table:style-name="Gnumeric-default" table:number-columns-repeated="125"/>
        </table:table-row>
        <table:table-row table:style-name="ro3">
          <table:table-cell table:style-name="ce4" office:value-type="string" calcext:value-type="string">
            <text:p>informazioni sul messaggio</text:p>
          </table:table-cell>
          <table:table-cell table:style-name="ce10" office:value-type="string" calcext:value-type="string">
            <text:p>meta informazioni date a priori riguardanti ogni singolo messaggio (lingua, spaziatura, punteggiatura, mittente e destinatario)</text:p>
          </table:table-cell>
          <table:table-cell table:style-name="ce16"/>
          <table:table-cell table:style-name="Gnumeric-default" table:number-columns-repeated="125"/>
        </table:table-row>
        <table:table-row table:style-name="ro3">
          <table:table-cell table:style-name="ce4" office:value-type="string" calcext:value-type="string">
            <text:p>intercettare</text:p>
          </table:table-cell>
          <table:table-cell table:style-name="ce10" office:value-type="string" calcext:value-type="string">
            <text:p>visualizzare e avere la possibilità di violare un messaggio scambiato fra altri due agenti comunicanti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 calcext:value-type="string">
            <text:p>invio messaggio</text:p>
          </table:table-cell>
          <table:table-cell table:style-name="ce10" office:value-type="string" calcext:value-type="string">
            <text:p>spedizione al destinatario del messaggio, in seguito alla cifratura dello stesso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5" office:value-type="string" calcext:value-type="string">
            <text:p>ipotesi</text:p>
          </table:table-cell>
          <table:table-cell table:style-name="ce11" office:value-type="string" calcext:value-type="string">
            <text:p>insieme di assunzioni fatte su un testo da decifrare che compongono una mappatura parziale</text:p>
          </table:table-cell>
          <table:table-cell table:style-name="ce17" office:value-type="string" calcext:value-type="string">
            <text:p>mossa</text:p>
          </table:table-cell>
          <table:table-cell table:style-name="Gnumeric-default" table:number-columns-repeated="125"/>
        </table:table-row>
        <table:table-row table:style-name="ro2">
          <table:table-cell table:style-name="ce4" office:value-type="string" calcext:value-type="string">
            <text:p>lingua</text:p>
          </table:table-cell>
          <table:table-cell table:style-name="ce10" office:value-type="string" calcext:value-type="string">
            <text:p>lingua naturale in cui i messaggi sono stati composti. in questo caso, la lingua inglese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 calcext:value-type="string">
            <text:p>livelli di difficoltà</text:p>
          </table:table-cell>
          <table:table-cell table:style-name="ce10" office:value-type="string" calcext:value-type="string">
            <text:p>diverse quantità di informazioni conosciute a priori dalla spia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 calcext:value-type="string">
            <text:p>mappatura dei caratteri</text:p>
          </table:table-cell>
          <table:table-cell table:style-name="ce10" office:value-type="string" calcext:value-type="string">
            <text:p>permutazione dei caratteri che descrive la funzione crittografica scelta</text:p>
          </table:table-cell>
          <table:table-cell table:style-name="ce16"/>
          <table:table-cell table:style-name="Gnumeric-default" table:number-columns-repeated="125"/>
        </table:table-row>
        <table:table-row table:style-name="ro4">
          <table:table-cell table:style-name="ce4" office:value-type="string" calcext:value-type="string">
            <text:p>messaggi</text:p>
          </table:table-cell>
          <table:table-cell table:style-name="ce12" office:value-type="string" calcext:value-type="string">
            <text:p>scambio di informazioni tra due utenti, che comprende un titolo e un testo che verrà cifrato all'invio secondo un sistema di cifratura concordato in precedenza. i messaggi sono salvati nelle relative caselle, distinguendo tra messaggi inviati, ricevuti e bozze.</text:p>
          </table:table-cell>
          <table:table-cell table:style-name="ce16"/>
          <table:table-cell table:style-name="Gnumeric-default" table:number-columns-repeated="125"/>
        </table:table-row>
        <table:table-row table:style-name="ro3">
          <table:table-cell table:style-name="ce4" office:value-type="string" calcext:value-type="string">
            <text:p>mittente</text:p>
          </table:table-cell>
          <table:table-cell table:style-name="ce10" office:value-type="string" calcext:value-type="string">
            <text:p>l'agente che compone il messaggio e lo spedisce dopo aver concordato col destinatario il sistema di cifratura</text:p>
          </table:table-cell>
          <table:table-cell table:style-name="ce16"/>
          <table:table-cell table:style-name="Gnumeric-default" table:number-columns-repeated="125"/>
        </table:table-row>
        <table:table-row table:style-name="ro3">
          <table:table-cell table:style-name="ce4" office:value-type="string" calcext:value-type="string">
            <text:p>negoziazione</text:p>
          </table:table-cell>
          <table:table-cell table:style-name="ce10" office:value-type="string" calcext:value-type="string">
            <text:p>momento di contatto tra mittente e destinatario in cui i due agenti si accordano sul metodo di cifratura e la chiave da utilizzare</text:p>
          </table:table-cell>
          <table:table-cell table:style-name="ce16" office:value-type="string" calcext:value-type="string">
            <text:p>contrattazione</text:p>
          </table:table-cell>
          <table:table-cell table:style-name="Gnumeric-default" table:number-columns-repeated="125"/>
        </table:table-row>
        <table:table-row table:style-name="ro2">
          <table:table-cell table:style-name="ce5" office:value-type="string" calcext:value-type="string">
            <text:p>partner</text:p>
          </table:table-cell>
          <table:table-cell table:style-name="ce11" office:value-type="string" calcext:value-type="string">
            <text:p>i due attori della negoziazione di un sistema di cifratura</text:p>
          </table:table-cell>
          <table:table-cell table:style-name="ce17"/>
          <table:table-cell table:style-name="Gnumeric-default" table:number-columns-repeated="125"/>
        </table:table-row>
        <table:table-row table:style-name="ro5">
          <table:table-cell table:style-name="ce5" office:value-type="string" calcext:value-type="string">
            <text:p>partecipare (ad una sfida)</text:p>
          </table:table-cell>
          <table:table-cell table:style-name="ce11" office:value-type="string" calcext:value-type="string">
            <text:p>l'azione del giocatore che seleziona una delle sfide disponibili, sceglie una difficoltà a cui parteciparvi e tenta di decifrare il messaggio </text:p>
          </table:table-cell>
          <table:table-cell table:style-name="ce17"/>
          <table:table-cell table:style-name="Gnumeric-default" table:number-columns-repeated="125"/>
        </table:table-row>
        <table:table-row table:style-name="ro3">
          <table:table-cell table:style-name="ce5" office:value-type="string" calcext:value-type="string">
            <text:p>proponente</text:p>
          </table:table-cell>
          <table:table-cell table:style-name="ce11" office:value-type="string" calcext:value-type="string">
            <text:p>lo studente che, dopo aver creato il sistema di cifratura, lo propone ad un altro studente per poterlo utilizzare nelle comunicazioni future</text:p>
          </table:table-cell>
          <table:table-cell table:style-name="ce17"/>
          <table:table-cell table:style-name="Gnumeric-default" table:number-columns-repeated="125"/>
        </table:table-row>
        <table:table-row table:style-name="ro3">
          <table:table-cell table:style-name="ce5" office:value-type="string" calcext:value-type="string">
            <text:p>proposta</text:p>
          </table:table-cell>
          <table:table-cell table:style-name="ce11" office:value-type="string" calcext:value-type="string">
            <text:p>l'atto del creatore del sistema di cifratura di proporre tale sistema ad un altro studente con cui desidera interagire. può avere diversi stati: accepted, pending, declined, expired</text:p>
          </table:table-cell>
          <table:table-cell table:style-name="ce17"/>
          <table:table-cell table:style-name="Gnumeric-default" table:number-columns-repeated="125"/>
        </table:table-row>
        <table:table-row table:style-name="ro6">
          <table:table-cell table:style-name="ce5" office:value-type="string" calcext:value-type="string">
            <text:p>punteggio</text:p>
          </table:table-cell>
          <table:table-cell table:style-name="ce11" office:value-type="string" calcext:value-type="string">
            <text:p>valore numerico utile a calcolare le classifiche di ogni sfida</text:p>
          </table:table-cell>
          <table:table-cell table:style-name="ce17"/>
          <table:table-cell table:style-name="Gnumeric-default" table:number-columns-repeated="125"/>
        </table:table-row>
        <table:table-row table:style-name="ro5">
          <table:table-cell table:style-name="ce5" office:value-type="string" calcext:value-type="string">
            <text:p>risultato</text:p>
          </table:table-cell>
          <table:table-cell table:style-name="ce11" office:value-type="string" calcext:value-type="string">
            <text:p>l'insieme del punteggio e delle informazioni necessarie alla valutazione di una sfida, quali tempo impiegato e la mappatura inviata come soluzione</text:p>
          </table:table-cell>
          <table:table-cell table:style-name="ce17"/>
          <table:table-cell table:style-name="Gnumeric-default" table:number-columns-repeated="125"/>
        </table:table-row>
        <table:table-row table:style-name="ro7">
          <table:table-cell table:style-name="ce4" office:value-type="string" calcext:value-type="string">
            <text:p>sessione di lavoro</text:p>
          </table:table-cell>
          <table:table-cell table:style-name="ce12" office:value-type="string" calcext:value-type="string">
            <text:p>scambio di informazioni tra due utenti, che comprende un titolo e un testo che verrà cifrato all'invio secondo un sistema di cifratura concordato in precedenza. i messaggi sono salvati nelle relative caselle, distinguendo tra messaggi inviati, ricevuti e bozze.</text:p>
          </table:table-cell>
          <table:table-cell table:style-name="ce16"/>
          <table:table-cell table:style-name="Gnumeric-default" table:number-columns-repeated="125"/>
        </table:table-row>
        <table:table-row table:style-name="ro5">
          <table:table-cell table:style-name="ce4" office:value-type="string" calcext:value-type="string">
            <text:p>sfida</text:p>
          </table:table-cell>
          <table:table-cell table:style-name="ce12" office:value-type="string" calcext:value-type="string">
            <text:p>messaggio scelto dal coordinatore per essere decifrato in modo competitivo da parte dei giocatori, che possono parteciparvi e ottenere un punteggio </text:p>
          </table:table-cell>
          <table:table-cell table:style-name="ce16"/>
          <table:table-cell table:style-name="Gnumeric-default" table:number-columns-repeated="125"/>
        </table:table-row>
        <table:table-row table:style-name="ro3">
          <table:table-cell table:style-name="ce4" office:value-type="string" calcext:value-type="string">
            <text:p>sistema di cifratura</text:p>
          </table:table-cell>
          <table:table-cell table:style-name="ce10" office:value-type="string" calcext:value-type="string">
            <text:p>insieme di funzione di crittografia e chiave utilizzata e concordata in precedenza da mittente e destinatario</text:p>
          </table:table-cell>
          <table:table-cell table:style-name="ce16"/>
          <table:table-cell table:style-name="Gnumeric-default" table:number-columns-repeated="125"/>
        </table:table-row>
        <table:table-row table:style-name="ro5">
          <table:table-cell table:style-name="ce5" office:value-type="string" calcext:value-type="string">
            <text:p>soluzione</text:p>
          </table:table-cell>
          <table:table-cell table:style-name="ce11" office:value-type="string" calcext:value-type="string">
            <text:p>una sessione che la spia decide essersi conclusa con successo viene salvata come soluzione, mantenendo nel db la mappatura </text:p>
          </table:table-cell>
          <table:table-cell table:style-name="ce17"/>
          <table:table-cell table:style-name="Gnumeric-default" table:number-columns-repeated="125"/>
        </table:table-row>
        <table:table-row table:style-name="ro2">
          <table:table-cell table:style-name="ce5" office:value-type="string" calcext:value-type="string">
            <text:p>stato corrente</text:p>
          </table:table-cell>
          <table:table-cell table:style-name="ce11" office:value-type="string" calcext:value-type="string">
            <text:p>gli effetti dell'ultima ipotesi effettuata sul messaggio da decifrare</text:p>
          </table:table-cell>
          <table:table-cell table:style-name="ce17"/>
          <table:table-cell table:style-name="Gnumeric-default" table:number-columns-repeated="125"/>
        </table:table-row>
        <table:table-row table:style-name="ro2">
          <table:table-cell table:style-name="ce4" office:value-type="string" calcext:value-type="string">
            <text:p>strumenti di supporto</text:p>
          </table:table-cell>
          <table:table-cell table:style-name="ce10" office:value-type="string" calcext:value-type="string">
            <text:p>insieme delle funzionalità di analisi crittografica offerte dal sistema (analisi frequenze, dizionario)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 calcext:value-type="string">
            <text:p>testo cifrato</text:p>
          </table:table-cell>
          <table:table-cell table:style-name="ce10" office:value-type="string" calcext:value-type="string">
            <text:p>testo risultante dall'applicazione della funzione di cifratura concordata da mittente e destinatario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 calcext:value-type="string">
            <text:p>testo in chiaro</text:p>
          </table:table-cell>
          <table:table-cell table:style-name="ce10" office:value-type="string" calcext:value-type="string">
            <text:p>il testo composto dal mittente prima della crittografia, quindi ancora in chiaro</text:p>
          </table:table-cell>
          <table:table-cell table:style-name="ce16"/>
          <table:table-cell table:style-name="Gnumeric-default" table:number-columns-repeated="125"/>
        </table:table-row>
        <table:table-row table:style-name="ro3">
          <table:table-cell table:style-name="ce5" office:value-type="string" calcext:value-type="string">
            <text:p>undo</text:p>
          </table:table-cell>
          <table:table-cell table:style-name="ce11" office:value-type="string" calcext:value-type="string">
            <text:p>annullare l'ipotesi fatta al passo precedente dell'analisi crittografica eventualmente fornendo una motivazione del perché</text:p>
          </table:table-cell>
          <table:table-cell table:style-name="ce17" office:value-type="string" calcext:value-type="string">
            <text:p>annullare, scartare</text:p>
          </table:table-cell>
          <table:table-cell table:style-name="Gnumeric-default" table:number-columns-repeated="125"/>
        </table:table-row>
        <table:table-row table:style-name="ro3">
          <table:table-cell table:style-name="ce4" office:value-type="string" calcext:value-type="string">
            <text:p>utente</text:p>
          </table:table-cell>
          <table:table-cell table:style-name="ce10" office:value-type="string" calcext:value-type="string">
            <text:p>qualsiasi agente che opera nel sistema (mittente, destinatario e spia)</text:p>
          </table:table-cell>
          <table:table-cell table:style-name="ce16" office:value-type="string" calcext:value-type="string">
            <text:p>utilizzatore, agente</text:p>
          </table:table-cell>
          <table:table-cell table:style-name="Gnumeric-default" table:number-columns-repeated="125"/>
        </table:table-row>
        <table:table-row table:style-name="ro2">
          <table:table-cell table:style-name="ce5" office:value-type="string" calcext:value-type="string">
            <text:p>vincoli</text:p>
          </table:table-cell>
          <table:table-cell table:style-name="ce11" office:value-type="string" calcext:value-type="string">
            <text:p>restrizioni sulla tipologia di chiave da poter concordare o generare per il sistema di cifratura</text:p>
          </table:table-cell>
          <table:table-cell table:style-name="ce17"/>
          <table:table-cell table:style-name="Gnumeric-default" table:number-columns-repeated="125"/>
        </table:table-row>
        <table:table-row table:style-name="ro3">
          <table:table-cell table:style-name="ce6" office:value-type="string" calcext:value-type="string">
            <text:p>violare</text:p>
          </table:table-cell>
          <table:table-cell table:style-name="ce13" office:value-type="string" calcext:value-type="string">
            <text:p>intercettare e decifrare un messaggio attraverso una serie di assunzioni sulla mappatura dei caratteri</text:p>
          </table:table-cell>
          <table:table-cell table:style-name="ce18"/>
          <table:table-cell table:style-name="Gnumeric-default" table:number-columns-repeated="125"/>
        </table:table-row>
        <table:table-row table:style-name="ro1" table:number-rows-repeated="1048519">
          <table:table-cell table:number-columns-repeated="128"/>
        </table:table-row>
        <table:table-row table:style-name="ro1">
          <table:table-cell table:number-columns-repeated="128"/>
        </table:table-row>
        <table:named-expressions>
          <table:named-expression table:name="Print_Area" table:base-cell-address="$Foglio1.$A$1" table:expression="#REF!"/>
          <table:named-expression table:name="Sheet_Title" table:base-cell-address="$Foglio1.$A$1" table:expression="&quot;Foglio1&quot;"/>
        </table:named-expressions>
        <calcext:conditional-formats>
          <calcext:conditional-format calcext:target-range-address="Foglio1.B7:Foglio1.B14 Foglio1.B17:Foglio1.B18 Foglio1.B20:Foglio1.B22 Foglio1.B24:Foglio1.B31 Foglio1.B33:Foglio1.B35 Foglio1.B37:Foglio1.B38 Foglio1.B47:Foglio1.B47 Foglio1.B50:Foglio1.B52 Foglio1.B54:Foglio1.B54">
            <calcext:condition calcext:apply-style-name="Gnumeric-2" calcext:value="formula-is((MOD(ROW();2)=0))" calcext:base-cell-address="Foglio1.B7"/>
          </calcext:conditional-format>
          <calcext:conditional-format calcext:target-range-address="Foglio1.B15:Foglio1.B16 Foglio1.B19:Foglio1.B19 Foglio1.B23:Foglio1.B23 Foglio1.B32:Foglio1.B32 Foglio1.B39:Foglio1.B44 Foglio1.B48:Foglio1.B49 Foglio1.B53:Foglio1.B53 Foglio1.B55:Foglio1.B55">
            <calcext:condition calcext:apply-style-name="Gnumeric-2" calcext:value="formula-is((MOD(ROW();2)=0))" calcext:base-cell-address="Foglio1.B15"/>
          </calcext:conditional-format>
          <calcext:conditional-format calcext:target-range-address="Foglio1.B36:Foglio1.B36 Foglio1.B45:Foglio1.B46">
            <calcext:condition calcext:apply-style-name="Gnumeric-2" calcext:value="formula-is((MOD(ROW();2)=0))" calcext:base-cell-address="Foglio1.B36"/>
          </calcext:conditional-format>
          <calcext:conditional-format calcext:target-range-address="Foglio1.B56:Foglio1.B56">
            <calcext:condition calcext:apply-style-name="Gnumeric-2" calcext:value="formula-is((MOD(ROW();2)=0))" calcext:base-cell-address="Foglio1.B56"/>
          </calcext:conditional-format>
          <calcext:conditional-format calcext:target-range-address="Foglio1.C6:Foglio1.C6">
            <calcext:condition calcext:apply-style-name="Gnumeric-2" calcext:value="formula-is((MOD(ROW();2)=0))" calcext:base-cell-address="Foglio1.C6"/>
          </calcext:conditional-format>
          <calcext:conditional-format calcext:target-range-address="Foglio1.C7:Foglio1.C14 Foglio1.C17:Foglio1.C18 Foglio1.C20:Foglio1.C22 Foglio1.C24:Foglio1.C31 Foglio1.C33:Foglio1.C38 Foglio1.C45:Foglio1.C47 Foglio1.C50:Foglio1.C52 Foglio1.C54:Foglio1.C54">
            <calcext:condition calcext:apply-style-name="Gnumeric-2" calcext:value="formula-is((MOD(ROW();2)=0))" calcext:base-cell-address="Foglio1.C7"/>
          </calcext:conditional-format>
          <calcext:conditional-format calcext:target-range-address="Foglio1.C15:Foglio1.C16 Foglio1.C19:Foglio1.C19 Foglio1.C23:Foglio1.C23 Foglio1.C32:Foglio1.C32 Foglio1.C39:Foglio1.C44 Foglio1.C48:Foglio1.C49 Foglio1.C53:Foglio1.C53 Foglio1.C55:Foglio1.C55">
            <calcext:condition calcext:apply-style-name="Gnumeric-2" calcext:value="formula-is((MOD(ROW();2)=0))" calcext:base-cell-address="Foglio1.C15"/>
          </calcext:conditional-format>
          <calcext:conditional-format calcext:target-range-address="Foglio1.C56:Foglio1.C56">
            <calcext:condition calcext:apply-style-name="Gnumeric-2" calcext:value="formula-is((MOD(ROW();2)=0))" calcext:base-cell-address="Foglio1.C56"/>
          </calcext:conditional-format>
          <calcext:conditional-format calcext:target-range-address="Foglio1.A6:Foglio1.A6">
            <calcext:condition calcext:apply-style-name="Gnumeric-1" calcext:value="formula-is((MOD(ROW();2)=0))" calcext:base-cell-address="Foglio1.A6"/>
          </calcext:conditional-format>
          <calcext:conditional-format calcext:target-range-address="Foglio1.A7:Foglio1.A14 Foglio1.A17:Foglio1.A18 Foglio1.A20:Foglio1.A22 Foglio1.A24:Foglio1.A31 Foglio1.A33:Foglio1.A38 Foglio1.A45:Foglio1.A47 Foglio1.A50:Foglio1.A52 Foglio1.A54:Foglio1.A54">
            <calcext:condition calcext:apply-style-name="Gnumeric-2" calcext:value="formula-is((MOD(ROW();2)=0))" calcext:base-cell-address="Foglio1.A7"/>
          </calcext:conditional-format>
          <calcext:conditional-format calcext:target-range-address="Foglio1.A15:Foglio1.A16 Foglio1.A19:Foglio1.A19 Foglio1.A23:Foglio1.A23 Foglio1.A32:Foglio1.A32 Foglio1.A39:Foglio1.A44 Foglio1.A48:Foglio1.A49 Foglio1.A53:Foglio1.A53 Foglio1.A55:Foglio1.A55">
            <calcext:condition calcext:apply-style-name="Gnumeric-2" calcext:value="formula-is((MOD(ROW();2)=0))" calcext:base-cell-address="Foglio1.A15"/>
          </calcext:conditional-format>
          <calcext:conditional-format calcext:target-range-address="Foglio1.A56:Foglio1.A56">
            <calcext:condition calcext:apply-style-name="Gnumeric-2" calcext:value="formula-is((MOD(ROW();2)=0))" calcext:base-cell-address="Foglio1.A56"/>
          </calcext:conditional-format>
          <calcext:conditional-format calcext:target-range-address="Foglio1.B6:Foglio1.B6">
            <calcext:condition calcext:apply-style-name="Gnumeric-2" calcext:value="formula-is((MOD(ROW();2)=0))" calcext:base-cell-address="Foglio1.B6"/>
          </calcext:conditional-format>
        </calcext:conditional-formats>
      </table:table>
      <table:named-expressions>
        <table:named-range table:name="HTML_1" table:base-cell-address="$Foglio1.$A$1" table:cell-range-address=".$A$1:.$C$55" table:range-usable-as="repeat-column repeat-row filter print-range"/>
        <table:named-range table:name="HTML_all" table:base-cell-address="$Foglio1.$A$1" table:cell-range-address=".$A$1:.$C$55" table:range-usable-as="repeat-column repeat-row filter print-range"/>
        <table:named-range table:name="HTML_tables" table:base-cell-address="$Foglio1.$A$1" table:cell-range-address=".$A$1" table:range-usable-as="repeat-column repeat-row filter print-range"/>
        <table:named-range table:name="__Anonymous_Sheet_DB__0" table:base-cell-address="$Foglio1.$A$1" table:cell-range-address="$Foglio1.$A$7:.$C$56" table:range-usable-as="repeat-column repeat-row filter print-range"/>
      </table:named-expressions>
      <table:database-ranges>
        <table:database-range table:name="__Anonymous_Sheet_DB__0" table:target-range-address="Foglio1.A6:Foglio1.C5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2" style:family="table-cell" style:parent-style-name="Default">
      <style:table-cell-properties fo:background-color="#e6e6e6" style:cell-protect="protected" style:print-content="true"/>
      <style:text-properties style:text-line-through-style="none" style:text-line-through-type="none"/>
    </style:style>
    <style:style style:name="Gnumeric-1" style:family="table-cell" style:parent-style-name="Default">
      <style:table-cell-properties fo:background-color="#e6e6e6" style:cell-protect="protected" style:print-content="true"/>
      <style:text-properties style:text-line-through-style="none" style:text-line-through-type="non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cm" fo:margin-left="0cm" fo:margin-right="0cm" fo:margin-bottom="0cm" fo:border="none" fo:padding="0cm" style:shadow="none"/>
      </style:header-style>
      <style:footer-style>
        <style:header-footer-properties fo:min-height="0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6">00/00/0000</text:date>, <text:time style:data-style-name="N2" text:time-value="18:17:39.108704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Foglio1" style:page-layout-name="Mpm3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06T18:34:43.539142000</dc:date>
    <meta:editing-cycles>25</meta:editing-cycles>
    <meta:editing-duration>PT2H6M33S</meta:editing-duration>
    <meta:generator>LibreOffice/4.2.2.1$MacOSX_x86 LibreOffice_project/3be8cda0bddd8e430d8cda1ebfd581265cca5a0f</meta:generator>
    <meta:document-statistic meta:table-count="1" meta:cell-count="116" meta:object-count="0"/>
  </office:meta>
</office:document-meta>
</file>